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 officeooo:rsid="0004af07" officeooo:paragraph-rsid="0004af07"/>
    </style:style>
    <style:style style:name="P2" style:family="paragraph" style:parent-style-name="Title">
      <style:text-properties fo:language="es" fo:country="ES" officeooo:rsid="0004af07" officeooo:paragraph-rsid="0004af07"/>
    </style:style>
    <style:style style:name="P3" style:family="paragraph" style:parent-style-name="Text_20_body">
      <style:text-properties fo:language="es" fo:country="ES" officeooo:rsid="00066ab8" officeooo:paragraph-rsid="00066ab8"/>
    </style:style>
    <style:style style:name="P4" style:family="paragraph" style:parent-style-name="Text_20_body">
      <style:text-properties fo:language="es" fo:country="ES" officeooo:rsid="0007f615" officeooo:paragraph-rsid="0007f615"/>
    </style:style>
    <style:style style:name="P5" style:family="paragraph" style:parent-style-name="Text_20_body">
      <style:text-properties fo:language="es" fo:country="ES" officeooo:rsid="000e3f0c" officeooo:paragraph-rsid="000e3f0c"/>
    </style:style>
    <style:style style:name="T1" style:family="text">
      <style:text-properties officeooo:rsid="00066ab8"/>
    </style:style>
    <style:style style:name="T2" style:family="text">
      <style:text-properties officeooo:rsid="0007f615"/>
    </style:style>
    <style:style style:name="T3" style:family="text">
      <style:text-properties officeooo:rsid="0008cb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uión Redmine</text:p>
      <text:p text:style-name="P1"/>
      <text:p text:style-name="P1">- Hola, bienvenidos a este tutorial sobre Redmine seguramente os resulte familiar a una herramienta que ya habéis usado, Projetsii, esto se debe a que ésta última usa Redmine como base para trabajar.</text:p>
      <text:p text:style-name="P1">Esta es la pantalla principal, no tiene mucho actualmente, pero como ahora veremos, es bastante personalizable, pero primero, pasemos a otras ventanas.</text:p>
      <text:p text:style-name="P1">Esta es la ventana de mi página, en ella podremos ver todas las tareas que tenemos asignadas actualmente, al igual que todas las tareas que hemos completado, o reportado, a lo largo del tiempo. Ambas secciones son ampliables, lo que resultaría en esta ventana… y en esta.</text:p>
      <text:p text:style-name="P1">Bueno, de momento hemos visto información relativa a tareas, pero Redmine es una aplicación de gestión de proyectos, pasemos a ellos.</text:p>
      <text:p text:style-name="P1"/>
      <text:p text:style-name="P1">En esta ventana podremos ver todos los proyectos públicos listados en el sistema, y marcados con una estrella, los proyectos en los que seamos miembro. También podemos acceder a un resumen de la actividad que hayamos realizado en todos los proyectos con esta cuenta <text:span text:style-name="T1">al igual que un enlace a las tareas que nos estén asignadas.</text:span></text:p>
      <text:p text:style-name="P1"/>
      <text:p text:style-name="P3">Accedamos a un proyecto: Una vez seleccionado, tendremos acceso a diversas vistas relativas a este, siendo la vista actual la visión de conjunto del proyecto <text:span text:style-name="T2">donde veremos als tareas clasificadas así como a los miembros del proyecto en sus distintos roles.</text:span></text:p>
      <text:p text:style-name="P4">Además, podremos acceder a la vista de actividad, con un resumen de las acciones de las tareas; la vista de tareas, donde podemos crear nuevas y editarlas, ya sea una en concreto o seleccionando varias y usando el click derecho; un diagrama de gantt del proyecto en el que vemos cómo va el proyecto respecto de las fechas establecidas; un calendario, <text:span text:style-name="T3">en el que podríamos ver las tareas programadas para algún día; una ventana de noticias; una ventana de documentos, donde podremos subir cualquier tipo de archivo; una ventana de Wiki; una de archivos; una de repositorio; y por último, una de configuración donde podremos tanto como añadir y quitar módulos como añadir categorías de tareas y crear el repositorio.</text:span></text:p>
      <text:p text:style-name="P4"/>
      <text:p text:style-name="P5">También tenemos la ventana de mi cuenta: en la que podemos editar nuestras credenciales así como la política de notificaciones de la herramienta.</text:p>
      <text:p text:style-name="P5">Por último, en caso de que se tenga un servidor de RedMine propio también tendremos acceso a una ventana de administración en la que podríamos ver el estado de todos los participantes del sistema, así como configurar el servidor e instalarle plugins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08:40:20.388007959</meta:creation-date>
    <dc:date>2016-12-04T21:45:06.390425129</dc:date>
    <meta:editing-duration>PT2H8M4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407" meta:character-count="2457" meta:non-whitespace-character-count="2060"/>
  </office:meta>
</office:document-meta>
</file>